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3.103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1.7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10" style:family="table-cell" style:parent-style-name="Default" style:data-style-name="N11"/>
    <style:style style:name="ce3" style:family="table-cell" style:parent-style-name="Default" style:data-style-name="N109"/>
    <style:style style:name="ce13" style:family="table-cell" style:parent-style-name="Default" style:data-style-name="N107"/>
    <style:style style:name="ce1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float" office:value="20000" calcext:value-type="float">
            <text:p>20'000</text:p>
          </table:table-cell>
          <table:table-cell table:number-columns-repeated="2"/>
          <table:table-cell table:style-name="ce1" office:value-type="float" office:value="2400000" calcext:value-type="float">
            <text:p>2'400'000</text:p>
          </table:table-cell>
          <table:table-cell table:style-name="ce13"/>
          <table:table-cell table:style-name="ce15"/>
        </table:table-row>
        <table:table-row table:style-name="ro1">
          <table:table-cell table:number-columns-repeated="6"/>
          <table:table-cell table:style-name="ce3" office:value-type="float" office:value="1" calcext:value-type="float">
            <text:p>1 Cœurs</text:p>
          </table:table-cell>
          <table:table-cell table:number-columns-repeated="2"/>
          <table:table-cell table:style-name="ce3" office:value-type="float" office:value="1" calcext:value-type="float">
            <text:p>1 Cœurs</text:p>
          </table:table-cell>
          <table:table-cell table:style-name="ce13"/>
          <table:table-cell table:style-name="ce15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Répartition</text:p>
          </table:table-cell>
          <table:table-cell office:value-type="string" calcext:value-type="string">
            <text:p>Point max</text:p>
          </table:table-cell>
          <table:table-cell office:value-type="string" calcext:value-type="string">
            <text:p>Point/seconde</text:p>
          </table:table-cell>
          <table:table-cell office:value-type="string" calcext:value-type="string">
            <text:p>Durée [H:M:S]</text:p>
          </table:table-cell>
          <table:table-cell office:value-type="string" calcext:value-type="string">
            <text:p>Jours</text:p>
          </table:table-cell>
          <table:table-cell table:style-name="ce1" office:value-type="string" calcext:value-type="string">
            <text:p>Point/seconde</text:p>
          </table:table-cell>
          <table:table-cell table:style-name="ce13" office:value-type="string" calcext:value-type="string">
            <text:p>Durée [H:M:S]</text:p>
          </table:table-cell>
          <table:table-cell table:style-name="ce15" office:value-type="string" calcext:value-type="string">
            <text:p>Jours</text:p>
          </table:table-cell>
        </table:table-row>
        <table:table-row table:style-name="ro1">
          <table:table-cell office:value-type="string" calcext:value-type="string">
            <text:p>Asso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4]*[.D4]*[.E4]+(1-[.E4])*[.C4]" office:value-type="float" office:value="9000" calcext:value-type="float">
            <text:p>9'00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4]/[.G4])" office:value-type="time" office:time-value="PT00H00M00.45S" calcext:value-type="time">
            <text:p>0:00:00</text:p>
          </table:table-cell>
          <table:table-cell table:formula="of:=[.$F4]/([.G4]*60*60*24)" office:value-type="float" office:value="0.00000520833333333333" calcext:value-type="float">
            <text:p>0.00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4]/[.J4])" office:value-type="time" office:time-value="PT00H00M00.00375S" calcext:value-type="time">
            <text:p>0:00:00</text:p>
          </table:table-cell>
          <table:table-cell table:style-name="ce15" table:formula="of:=[.$F4]/([.J4]*60*60*24)" office:value-type="float" office:value="0.00000004340277777778" calcext:value-type="float">
            <text:p>0.00</text:p>
          </table:table-cell>
        </table:table-row>
        <table:table-row table:style-name="ro1">
          <table:table-cell office:value-type="string" calcext:value-type="string">
            <text:p>Lausanne</text:p>
          </table:table-cell>
          <table:table-cell office:value-type="string" calcext:value-type="string">
            <text:p>Population 2020</text:p>
          </table:table-cell>
          <table:table-cell office:value-type="float" office:value="140202" calcext:value-type="float">
            <text:p>140'202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5]*[.D5]*[.E5]+(1-[.E5])*[.C5]" office:value-type="float" office:value="4206060" calcext:value-type="float">
            <text:p>4'206'06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5]/[.G5])" office:value-type="time" office:time-value="PT00H03M30.303S" calcext:value-type="time">
            <text:p>0:03:30</text:p>
          </table:table-cell>
          <table:table-cell table:formula="of:=[.$F5]/([.G5]*60*60*24)" office:value-type="float" office:value="0.0024340625" calcext:value-type="float">
            <text:p>0.00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5]/[.J5])" office:value-type="time" office:time-value="PT00H00M01.752525S" calcext:value-type="time">
            <text:p>0:00:02</text:p>
          </table:table-cell>
          <table:table-cell table:style-name="ce15" table:formula="of:=[.$F5]/([.J5]*60*60*24)" office:value-type="float" office:value="0.0000202838541666667" calcext:value-type="float">
            <text:p>0.00</text:p>
          </table:table-cell>
        </table:table-row>
        <table:table-row table:style-name="ro1">
          <table:table-cell office:value-type="string" calcext:value-type="string">
            <text:p>Migros 2022</text:p>
          </table:table-cell>
          <table:table-cell office:value-type="string" calcext:value-type="string">
            <text:p>Électeur votant2022</text:p>
          </table:table-cell>
          <table:table-cell office:value-type="float" office:value="630000" calcext:value-type="float">
            <text:p>630'000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6]*[.D6]*[.E6]+(1-[.E6])*[.C6]" office:value-type="float" office:value="18900000" calcext:value-type="float">
            <text:p>18'900'00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6]/[.G6])" office:value-type="time" office:time-value="PT00H15M45S" calcext:value-type="time">
            <text:p>0:15:45</text:p>
          </table:table-cell>
          <table:table-cell table:formula="of:=[.$F6]/([.G6]*60*60*24)" office:value-type="float" office:value="0.0109375" calcext:value-type="float">
            <text:p>0.01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6]/[.J6])" office:value-type="time" office:time-value="PT00H00M07.875S" calcext:value-type="time">
            <text:p>0:00:08</text:p>
          </table:table-cell>
          <table:table-cell table:style-name="ce15" table:formula="of:=[.$F6]/([.J6]*60*60*24)" office:value-type="float" office:value="0.0000911458333333333" calcext:value-type="float">
            <text:p>0.00</text:p>
          </table:table-cell>
        </table:table-row>
        <table:table-row table:style-name="ro1">
          <table:table-cell office:value-type="string" calcext:value-type="string">
            <text:p>Migros 2022</text:p>
          </table:table-cell>
          <table:table-cell office:value-type="string" calcext:value-type="string">
            <text:p>Électeur inscrit 2021</text:p>
          </table:table-cell>
          <table:table-cell office:value-type="float" office:value="2280000" calcext:value-type="float">
            <text:p>2'280'000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7]*[.D7]*[.E7]+(1-[.E7])*[.C7]" office:value-type="float" office:value="68400000" calcext:value-type="float">
            <text:p>68'400'00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7]/[.G7])" office:value-type="time" office:time-value="PT00H57M00S" calcext:value-type="time">
            <text:p>0:57:00</text:p>
          </table:table-cell>
          <table:table-cell table:formula="of:=[.$F7]/([.G7]*60*60*24)" office:value-type="float" office:value="0.0395833333333333" calcext:value-type="float">
            <text:p>0.04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7]/[.J7])" office:value-type="time" office:time-value="PT00H00M28.5S" calcext:value-type="time">
            <text:p>0:00:29</text:p>
          </table:table-cell>
          <table:table-cell table:style-name="ce15" table:formula="of:=[.$F7]/([.J7]*60*60*24)" office:value-type="float" office:value="0.000329861111111111" calcext:value-type="float">
            <text:p>0.00</text:p>
          </table:table-cell>
        </table:table-row>
        <table:table-row table:style-name="ro1">
          <table:table-cell office:value-type="string" calcext:value-type="string">
            <text:p>France 2022</text:p>
          </table:table-cell>
          <table:table-cell office:value-type="string" calcext:value-type="string">
            <text:p>Électeur votant 2022</text:p>
          </table:table-cell>
          <table:table-cell office:value-type="float" office:value="35923707" calcext:value-type="float">
            <text:p>35'923'707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8]*[.D8]*[.E8]+(1-[.E8])*[.C8]" office:value-type="float" office:value="1077711210" calcext:value-type="float">
            <text:p>1'077'711'21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8]/[.G8])" office:value-type="time" office:time-value="PT14H58M05.5605S" calcext:value-type="time">
            <text:p>14:58:06</text:p>
          </table:table-cell>
          <table:table-cell table:formula="of:=[.$F8]/([.G8]*60*60*24)" office:value-type="float" office:value="0.62367546875" calcext:value-type="float">
            <text:p>0.62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8]/[.J8])" office:value-type="time" office:time-value="PT00H07M29.0463375S" calcext:value-type="time">
            <text:p>0:07:29</text:p>
          </table:table-cell>
          <table:table-cell table:style-name="ce15" table:formula="of:=[.$F8]/([.J8]*60*60*24)" office:value-type="float" office:value="0.00519729557291667" calcext:value-type="float">
            <text:p>0.01</text:p>
          </table:table-cell>
        </table:table-row>
        <table:table-row table:style-name="ro1">
          <table:table-cell office:value-type="string" calcext:value-type="string">
            <text:p>France 2022</text:p>
          </table:table-cell>
          <table:table-cell office:value-type="string" calcext:value-type="string">
            <text:p>Électeur inscrit 2022</text:p>
          </table:table-cell>
          <table:table-cell office:value-type="float" office:value="48747876" calcext:value-type="float">
            <text:p>48'747'876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9]*[.D9]*[.E9]+(1-[.E9])*[.C9]" office:value-type="float" office:value="1462436280" calcext:value-type="float">
            <text:p>1'462'436'28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9]/[.G9])" office:value-type="time" office:time-value="PT20H18M41.814S" calcext:value-type="time">
            <text:p>20:18:42</text:p>
          </table:table-cell>
          <table:table-cell table:formula="of:=[.$F9]/([.G9]*60*60*24)" office:value-type="float" office:value="0.846317291666667" calcext:value-type="float">
            <text:p>0.85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9]/[.J9])" office:value-type="time" office:time-value="PT00H10M09.34845S" calcext:value-type="time">
            <text:p>0:10:09</text:p>
          </table:table-cell>
          <table:table-cell table:style-name="ce15" table:formula="of:=[.$F9]/([.J9]*60*60*24)" office:value-type="float" office:value="0.00705264409722222" calcext:value-type="float">
            <text:p>0.0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opulation 2020</text:p>
          </table:table-cell>
          <table:table-cell office:value-type="float" office:value="68014000" calcext:value-type="float">
            <text:p>68'014'000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10]*[.D10]*[.E10]+(1-[.E10])*[.C10]" office:value-type="float" office:value="2040420000" calcext:value-type="float">
            <text:p>2'040'420'00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10]/[.G10])" office:value-type="time" office:time-value="PT04H20M21S" calcext:value-type="time">
            <text:p>4:20:21</text:p>
          </table:table-cell>
          <table:table-cell table:formula="of:=[.$F10]/([.G10]*60*60*24)" office:value-type="float" office:value="1.18079861111111" calcext:value-type="float">
            <text:p>1.18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10]/[.J10])" office:value-type="time" office:time-value="PT00H14M10.175S" calcext:value-type="time">
            <text:p>0:14:10</text:p>
          </table:table-cell>
          <table:table-cell table:style-name="ce15" table:formula="of:=[.$F10]/([.J10]*60*60*24)" office:value-type="float" office:value="0.00983998842592593" calcext:value-type="float">
            <text:p>0.0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Population</text:p>
          </table:table-cell>
          <table:table-cell office:value-type="float" office:value="743000000" calcext:value-type="float">
            <text:p>743'000'000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11]*[.D11]*[.E11]+(1-[.E11])*[.C11]" office:value-type="float" office:value="22290000000" calcext:value-type="float">
            <text:p>22'290'000'00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11]/[.G11])" office:value-type="time" office:time-value="PT21H35M00S" calcext:value-type="time">
            <text:p>21:35:00</text:p>
          </table:table-cell>
          <table:table-cell table:formula="of:=[.$F11]/([.G11]*60*60*24)" office:value-type="float" office:value="12.8993055555556" calcext:value-type="float">
            <text:p>12.90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11]/[.J11])" office:value-type="time" office:time-value="PT02H34M47.5S" calcext:value-type="time">
            <text:p>2:34:48</text:p>
          </table:table-cell>
          <table:table-cell table:style-name="ce15" table:formula="of:=[.$F11]/([.J11]*60*60*24)" office:value-type="float" office:value="0.107494212962963" calcext:value-type="float">
            <text:p>0.11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Population</text:p>
          </table:table-cell>
          <table:table-cell office:value-type="float" office:value="7874966000" calcext:value-type="float">
            <text:p>7'874'966'000</text:p>
          </table:table-cell>
          <table:table-cell table:formula="of:=[.D$1]" office:value-type="float" office:value="30" calcext:value-type="float">
            <text:p>30</text:p>
          </table:table-cell>
          <table:table-cell table:formula="of:=[.E$1]" office:value-type="percentage" office:value="1" calcext:value-type="percentage">
            <text:p>100.00%</text:p>
          </table:table-cell>
          <table:table-cell table:formula="of:=[.C12]*[.D12]*[.E12]+(1-[.E12])*[.C12]" office:value-type="float" office:value="236248980000" calcext:value-type="float">
            <text:p>236'248'980'000</text:p>
          </table:table-cell>
          <table:table-cell table:formula="of:=[.G$1]*[.G$2]" office:value-type="float" office:value="20000" calcext:value-type="float">
            <text:p>20'000</text:p>
          </table:table-cell>
          <table:table-cell table:formula="of:=TIME(0;0;[.$F12]/[.G12])" office:value-type="time" office:time-value="PT17H14M09S" calcext:value-type="time">
            <text:p>17:14:09</text:p>
          </table:table-cell>
          <table:table-cell table:formula="of:=[.$F12]/([.G12]*60*60*24)" office:value-type="float" office:value="136.718159722222" calcext:value-type="float">
            <text:p>136.72</text:p>
          </table:table-cell>
          <table:table-cell table:style-name="ce1" table:formula="of:=[.J$1]*[.J$2]" office:value-type="float" office:value="2400000" calcext:value-type="float">
            <text:p>2'400'000</text:p>
          </table:table-cell>
          <table:table-cell table:style-name="ce13" table:formula="of:=TIME(0;0;[.$F12]/[.J12])" office:value-type="time" office:time-value="PT03H20M37.075S" calcext:value-type="time">
            <text:p>3:20:37</text:p>
          </table:table-cell>
          <table:table-cell table:style-name="ce15" table:formula="of:=[.$F12]/([.J12]*60*60*24)" office:value-type="float" office:value="1.13931799768519" calcext:value-type="float">
            <text:p>1.1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Feuille1.A3:Feuille1.L1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1">
        <number:embedded-text number:position="3"> </number:embedded-text>
      </number:number>
    </number:number-style>
    <number:number-style style:name="N111">
      <number:number number:decimal-places="1" number:min-decimal-places="1" number:min-integer-digits="1" number:grouping="true"/>
    </number:number-style>
    <number:number-style style:name="N110">
      <number:text>-- </number:text>
      <number:number number:decimal-places="1" number:min-decimal-places="1" number:min-integer-digits="1" number:grouping="true"/>
    </number:number-style>
    <number:number-style style:name="N109">
      <number:number number:min-integer-digits="1"/>
      <number:text> Cœurs</number:text>
    </number:number-style>
    <number:date-style style:name="N108"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1:07:28.986528788</meta:creation-date>
    <dc:date>2022-06-17T16:04:46.824295195</dc:date>
    <meta:editing-duration>PT43M38S</meta:editing-duration>
    <meta:editing-cycles>6</meta:editing-cycles>
    <meta:generator>LibreOffice/7.3.4.2$Linux_X86_64 LibreOffice_project/30$Build-2</meta:generator>
    <meta:document-statistic meta:table-count="1" meta:cell-count="126" meta:object-count="0"/>
  </office:meta>
</office:document-meta>
</file>